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cccccc" fo:border="none"/>
    </style:style>
    <style:style style:name="ce6" style:family="table-cell" style:parent-style-name="Default" style:data-style-name="N0">
      <style:table-cell-properties fo:background-color="#cccccc" fo:border="0.06pt solid #000000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color="#2a6099" fo:font-weight="bold" style:font-weight-asian="bold" style:font-weight-complex="bold"/>
    </style:style>
    <style:style style:name="ce8" style:family="table-cell" style:parent-style-name="Default" style:data-style-name="N99">
      <style:table-cell-properties fo:background-color="transparent" fo:border="0.74pt solid #000000"/>
    </style:style>
    <style:style style:name="ce9" style:family="table-cell" style:parent-style-name="Default" style:data-style-name="N99">
      <style:table-cell-properties fo:background-color="#cccccc"/>
    </style:style>
    <style:style style:name="ce1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background-color="#cccccc" fo:border="none"/>
    </style:style>
    <style:style style:name="ce24" style:family="table-cell" style:parent-style-name="Default" style:data-style-name="N0">
      <style:table-cell-properties fo:background-color="#cccccc" fo:border="0.06pt solid #000000"/>
      <style:text-properties fo:color="#2a6099"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color="#2a6099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transparent" fo:border="0.74pt solid #000000"/>
    </style:style>
    <style:style style:name="ce27" style:family="table-cell" style:parent-style-name="Default" style:data-style-name="N99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PLE_Score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85.2" calcext:value-type="float">
            <text:p>85.2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72.7" calcext:value-type="float">
            <text:p>72.7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11737089201878" calcext:value-type="float">
            <text:p>1.11737089201878</text:p>
          </table:table-cell>
          <table:table-cell table:number-columns-repeated="2"/>
          <table:table-cell table:style-name="ce22" table:formula="of:=[.D5]/[.E5]" office:value-type="float" office:value="1.21870701513067" calcext:value-type="float">
            <text:p>1.2187070151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[.D9]&lt;1;0;LN([.D9]))" office:value-type="float" office:value="0.197790473071561" calcext:value-type="float">
            <text:p>0.19779047307156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ABS([.D13])&lt;[.$G$6];0;[.D13])" office:value-type="float" office:value="0.197790473071561" calcext:value-type="float">
            <text:p>0.197790473071561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.333134369229669" calcext:value-type="float">
            <text:p>0.333134369229669</text:p>
          </table:table-cell>
          <table:table-cell table:number-columns-repeated="2"/>
          <table:table-cell table:style-name="ce22" table:formula="of:=SQRT([.D17])" office:value-type="float" office:value="0.444736408529324" calcext:value-type="float">
            <text:p>0.44473640852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-0.289" calcext:value-type="float">
            <text:p>-0.289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1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1 – log(R/C) ratios are 0 for both the RQ and CQ because there is no pre/post reaction at either the RQ or CQ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100" calcext:value-type="float">
            <text:p>100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92" calcext:value-type="float">
            <text:p>92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0.952" calcext:value-type="float">
            <text:p>0.952</text:p>
          </table:table-cell>
          <table:table-cell table:number-columns-repeated="2"/>
          <table:table-cell table:style-name="ce22" table:formula="of:=[.D5]/[.E5]" office:value-type="float" office:value="0.96304347826087" calcext:value-type="float">
            <text:p>0.96304347826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" calcext:value-type="float">
            <text:p>0</text:p>
          </table:table-cell>
          <table:table-cell table:number-columns-repeated="2"/>
          <table:table-cell table:style-name="ce22" table:formula="of:=IF([.D9]&lt;1;0;LN([.D9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" calcext:value-type="float">
            <text:p>0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2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2 – log(R/C) ratios are &gt; 1 for both the RQ and CQ but neither the RQ or CQ log(pre/post) exceeds the min constra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82" calcext:value-type="float">
            <text:p>82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05777777777778" calcext:value-type="float">
            <text:p>1.05777777777778</text:p>
          </table:table-cell>
          <table:table-cell table:number-columns-repeated="2"/>
          <table:table-cell table:style-name="ce22" table:formula="of:=[.D5]/[.E5]" office:value-type="float" office:value="1.08048780487805" calcext:value-type="float">
            <text:p>1.08048780487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0561702714670545" calcext:value-type="float">
            <text:p>0.056170271467055</text:p>
          </table:table-cell>
          <table:table-cell table:number-columns-repeated="2"/>
          <table:table-cell table:style-name="ce22" table:formula="of:=IF([.D9]&lt;1;0;LN([.D9]))" office:value-type="float" office:value="0.077412610346782" calcext:value-type="float">
            <text:p>0.077412610346782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" calcext:value-type="float">
            <text:p>0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2_a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2 – log(R/C) ratios are &gt; 1 for both the RQ and CQ but neither the RQ or CQ log(pre/post) exceeds the min constra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97" calcext:value-type="float">
            <text:p>97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82" calcext:value-type="float">
            <text:p>82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0.981443298969072" calcext:value-type="float">
            <text:p>0.981443298969072</text:p>
          </table:table-cell>
          <table:table-cell table:number-columns-repeated="2"/>
          <table:table-cell table:style-name="ce22" table:formula="of:=[.D5]/[.E5]" office:value-type="float" office:value="1.08048780487805" calcext:value-type="float">
            <text:p>1.08048780487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" calcext:value-type="float">
            <text:p>0</text:p>
          </table:table-cell>
          <table:table-cell table:number-columns-repeated="2"/>
          <table:table-cell table:style-name="ce22" table:formula="of:=IF([.D9]&lt;1;0;LN([.D9]))" office:value-type="float" office:value="0.077412610346782" calcext:value-type="float">
            <text:p>0.077412610346782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" calcext:value-type="float">
            <text:p>0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2_b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2 – log(R/C) ratios are &gt; 1 for both the RQ and CQ but neither the RQ or CQ log(pre/post) exceeds the min constra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05777777777778" calcext:value-type="float">
            <text:p>1.05777777777778</text:p>
          </table:table-cell>
          <table:table-cell table:number-columns-repeated="2"/>
          <table:table-cell table:style-name="ce22" table:formula="of:=[.D5]/[.E5]" office:value-type="float" office:value="0.984444444444444" calcext:value-type="float">
            <text:p>0.984444444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0561702714670545" calcext:value-type="float">
            <text:p>0.056170271467055</text:p>
          </table:table-cell>
          <table:table-cell table:number-columns-repeated="2"/>
          <table:table-cell table:style-name="ce22" table:formula="of:=IF([.D9]&lt;1;0;LN([.D9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" calcext:value-type="float">
            <text:p>0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3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3 – useable pre/post reactions that exceed the min constraint <text:s/>at both the RQ and CQ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85.2" calcext:value-type="float">
            <text:p>85.2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72.7" calcext:value-type="float">
            <text:p>72.7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11737089201878" calcext:value-type="float">
            <text:p>1.11737089201878</text:p>
          </table:table-cell>
          <table:table-cell table:number-columns-repeated="2"/>
          <table:table-cell table:style-name="ce22" table:formula="of:=[.D5]/[.E5]" office:value-type="float" office:value="1.21870701513067" calcext:value-type="float">
            <text:p>1.2187070151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[.D9]&lt;1;0;LN([.D9]))" office:value-type="float" office:value="0.197790473071561" calcext:value-type="float">
            <text:p>0.19779047307156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ABS([.D13])&lt;[.$G$6];0;[.D13])" office:value-type="float" office:value="0.197790473071561" calcext:value-type="float">
            <text:p>0.197790473071561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.333134369229669" calcext:value-type="float">
            <text:p>0.333134369229669</text:p>
          </table:table-cell>
          <table:table-cell table:number-columns-repeated="2"/>
          <table:table-cell table:style-name="ce22" table:formula="of:=SQRT([.D17])" office:value-type="float" office:value="0.444736408529324" calcext:value-type="float">
            <text:p>0.44473640852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-0.289" calcext:value-type="float">
            <text:p>-0.289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3_a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3 – useable pre/post reactions that exceed the min constraint <text:s/>at both the RQ and CQ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74" calcext:value-type="float">
            <text:p>74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72.7" calcext:value-type="float">
            <text:p>72.7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28648648648649" calcext:value-type="float">
            <text:p>1.28648648648649</text:p>
          </table:table-cell>
          <table:table-cell table:number-columns-repeated="2"/>
          <table:table-cell table:style-name="ce22" table:formula="of:=[.D5]/[.E5]" office:value-type="float" office:value="1.21870701513067" calcext:value-type="float">
            <text:p>1.2187070151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25191484859315" calcext:value-type="float">
            <text:p>0.25191484859315</text:p>
          </table:table-cell>
          <table:table-cell table:number-columns-repeated="2"/>
          <table:table-cell table:style-name="ce22" table:formula="of:=IF([.D9]&lt;1;0;LN([.D9]))" office:value-type="float" office:value="0.197790473071561" calcext:value-type="float">
            <text:p>0.19779047307156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.25191484859315" calcext:value-type="float">
            <text:p>0.25191484859315</text:p>
          </table:table-cell>
          <table:table-cell table:number-columns-repeated="2"/>
          <table:table-cell table:style-name="ce22" table:formula="of:=IF(ABS([.D13])&lt;[.$G$6];0;[.D13])" office:value-type="float" office:value="0.197790473071561" calcext:value-type="float">
            <text:p>0.197790473071561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.501911195923293" calcext:value-type="float">
            <text:p>0.501911195923293</text:p>
          </table:table-cell>
          <table:table-cell table:number-columns-repeated="2"/>
          <table:table-cell table:style-name="ce22" table:formula="of:=SQRT([.D17])" office:value-type="float" office:value="0.444736408529324" calcext:value-type="float">
            <text:p>0.44473640852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.121" calcext:value-type="float">
            <text:p>0.121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4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4 – no response or insufficient response at the RQ. Score is taken from the usable CQ respon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85.2" calcext:value-type="float">
            <text:p>85.2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85" calcext:value-type="float">
            <text:p>85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11737089201878" calcext:value-type="float">
            <text:p>1.11737089201878</text:p>
          </table:table-cell>
          <table:table-cell table:number-columns-repeated="2"/>
          <table:table-cell table:style-name="ce22" table:formula="of:=[.D5]/[.E5]" office:value-type="float" office:value="1.04235294117647" calcext:value-type="float">
            <text:p>1.04235294117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[.D9]&lt;1;0;LN([.D9]))" office:value-type="float" office:value="0.0414806011207187" calcext:value-type="float">
            <text:p>0.041480601120719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.333134369229669" calcext:value-type="float">
            <text:p>0.333134369229669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.111" calcext:value-type="float">
            <text:p>0.111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4_a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4 – no response or insufficient response at the RQ. Score is taken from the usable CQ respon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85.2" calcext:value-type="float">
            <text:p>85.2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11737089201878" calcext:value-type="float">
            <text:p>1.11737089201878</text:p>
          </table:table-cell>
          <table:table-cell table:number-columns-repeated="2"/>
          <table:table-cell table:style-name="ce22" table:formula="of:=[.D5]/[.E5]" office:value-type="float" office:value="0.984444444444444" calcext:value-type="float">
            <text:p>0.984444444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[.D9]&lt;1;0;LN([.D9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.11097850796205" calcext:value-type="float">
            <text:p>0.11097850796205</text:p>
          </table:table-cell>
          <table:table-cell table:number-columns-repeated="2"/>
          <table:table-cell table:style-name="ce22" table:formula="of:=IF(ABS([.D13])&lt;[.$G$6];0;[.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.333134369229669" calcext:value-type="float">
            <text:p>0.333134369229669</text:p>
          </table:table-cell>
          <table:table-cell table:number-columns-repeated="2"/>
          <table:table-cell table:style-name="ce22" table:formula="of:=SQRT([.D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0.111" calcext:value-type="float">
            <text:p>0.111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5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5 – no response or insufficient pre/post ratio at the CQ. Score is taken from the usable RQ respon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92" calcext:value-type="float">
            <text:p>92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72.7" calcext:value-type="float">
            <text:p>72.7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1.03478260869565" calcext:value-type="float">
            <text:p>1.03478260869565</text:p>
          </table:table-cell>
          <table:table-cell table:number-columns-repeated="2"/>
          <table:table-cell table:style-name="ce22" table:formula="of:=[.D5]/[.E5]" office:value-type="float" office:value="1.21870701513067" calcext:value-type="float">
            <text:p>1.2187070151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.0341913647482793" calcext:value-type="float">
            <text:p>0.034191364748279</text:p>
          </table:table-cell>
          <table:table-cell table:number-columns-repeated="2"/>
          <table:table-cell table:style-name="ce22" table:formula="of:=IF([.D9]&lt;1;0;LN([.D9]))" office:value-type="float" office:value="0.197790473071561" calcext:value-type="float">
            <text:p>0.19779047307156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.197790473071561" calcext:value-type="float">
            <text:p>0.197790473071561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.444736408529324" calcext:value-type="float">
            <text:p>0.44473640852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-0.198" calcext:value-type="float">
            <text:p>-0.198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come_5_a" table:style-name="ta1">
        <table:table-column table:style-name="co1" table:number-columns-repeated="1024" table:default-cell-style-name="ce20"/>
        <table:table-row table:style-name="ro1">
          <table:table-cell table:style-name="ce19" office:value-type="string" calcext:value-type="string">
            <text:p>How to calculate the PLE sores</text:p>
          </table:table-cell>
          <table:table-cell table:number-columns-repeated="3"/>
          <table:table-cell table:style-name="ce19" office:value-type="string" calcext:value-type="string">
            <text:p>Outcome 5 – no response or insufficient pre/post ratio at the CQ. Score is taken from the usable RQ respon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lues are the PLE pulse amplitude calculated from the max and min lines interpolated across the diastolic and systolic peak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QPre</text:p>
          </table:table-cell>
          <table:table-cell office:value-type="string" calcext:value-type="string">
            <text:p>CQPost</text:p>
          </table:table-cell>
          <table:table-cell/>
          <table:table-cell office:value-type="string" calcext:value-type="string">
            <text:p>RQPre</text:p>
          </table:table-cell>
          <table:table-cell office:value-type="string" calcext:value-type="string">
            <text:p>RQPost</text:p>
          </table:table-cell>
          <table:table-cell/>
          <table:table-cell office:value-type="string" calcext:value-type="string">
            <text:p>PnConstraint</text:p>
          </table:table-cell>
          <table:table-cell table:number-columns-repeated="1017"/>
        </table:table-row>
        <table:table-row table:style-name="ro1">
          <table:table-cell table:style-name="ce21" office:value-type="float" office:value="95.2" calcext:value-type="float">
            <text:p>95.2</text:p>
          </table:table-cell>
          <table:table-cell table:style-name="ce21" office:value-type="float" office:value="98" calcext:value-type="float">
            <text:p>98</text:p>
          </table:table-cell>
          <table:table-cell/>
          <table:table-cell table:style-name="ce21" office:value-type="float" office:value="88.6" calcext:value-type="float">
            <text:p>88.6</text:p>
          </table:table-cell>
          <table:table-cell table:style-name="ce21" office:value-type="float" office:value="72.7" calcext:value-type="float">
            <text:p>72.7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office:value-type="string" calcext:value-type="string">
            <text:p>this is an environment parameter set in the NCCAASCII_init.R scri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office:value-type="string" calcext:value-type="string">
            <text:p>3 sec prestim</text:p>
          </table:table-cell>
          <table:table-cell office:value-type="string" calcext:value-type="string">
            <text:p>5 sec stim after <text:s/>5sec lat</text:p>
          </table:table-cell>
          <table:table-cell/>
          <table:table-cell table:style-name="ce22" table:formula="of:=LN([.G5])" office:value-type="float" office:value="0.0953101798043249" calcext:value-type="float">
            <text:p>0.0953101798043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oth the pre/post and RQ/RQ ratios must exceed this min constr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QPre/Post</text:p>
          </table:table-cell>
          <table:table-cell table:number-columns-repeated="2"/>
          <table:table-cell office:value-type="string" calcext:value-type="string">
            <text:p>RQPre/Post</text:p>
          </table:table-cell>
          <table:table-cell table:number-columns-repeated="1020"/>
        </table:table-row>
        <table:table-row table:style-name="ro1">
          <table:table-cell table:style-name="ce22" table:formula="of:=[.A5]/[.B5]" office:value-type="float" office:value="0.971428571428571" calcext:value-type="float">
            <text:p>0.971428571428571</text:p>
          </table:table-cell>
          <table:table-cell table:number-columns-repeated="2"/>
          <table:table-cell table:style-name="ce22" table:formula="of:=[.D5]/[.E5]" office:value-type="float" office:value="1.21870701513067" calcext:value-type="float">
            <text:p>1.2187070151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s &gt; 1 are reactions, while values &lt; 1 indicate no reaction. Ratios are asymmetrical with mean of 1, a lower boundary of 0 and an upper boundary of infin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CQPrePost</text:p>
          </table:table-cell>
          <table:table-cell table:number-columns-repeated="2"/>
          <table:table-cell office:value-type="string" calcext:value-type="string">
            <text:p>LogRQPrePost</text:p>
          </table:table-cell>
          <table:table-cell table:number-columns-repeated="1020"/>
        </table:table-row>
        <table:table-row table:style-name="ro1">
          <table:table-cell table:style-name="ce22" table:formula="of:=IF([.A9]&lt;1;0;LN([.A9]))" office:value-type="float" office:value="0" calcext:value-type="float">
            <text:p>0</text:p>
          </table:table-cell>
          <table:table-cell table:number-columns-repeated="2"/>
          <table:table-cell table:style-name="ce22" table:formula="of:=IF([.D9]&lt;1;0;LN([.D9]))" office:value-type="float" office:value="0.197790473071561" calcext:value-type="float">
            <text:p>0.19779047307156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se of the natural log makes the ratios symmetrical around zero, with a lower boundary of -infinity and an upper boundary of +infinity 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QConstrained</text:p>
          </table:table-cell>
          <table:table-cell table:number-columns-repeated="2"/>
          <table:table-cell office:value-type="string" calcext:value-type="string">
            <text:p>RQConstrained</text:p>
          </table:table-cell>
          <table:table-cell table:number-columns-repeated="1020"/>
        </table:table-row>
        <table:table-row table:style-name="ro1">
          <table:table-cell table:style-name="ce22" table:formula="of:=IF(ABS([.A13])&lt;[.$G$6];0;[.A13])" office:value-type="float" office:value="0" calcext:value-type="float">
            <text:p>0</text:p>
          </table:table-cell>
          <table:table-cell table:number-columns-repeated="2"/>
          <table:table-cell table:style-name="ce22" table:formula="of:=IF(ABS([.D13])&lt;[.$G$6];0;[.D13])" office:value-type="float" office:value="0.197790473071561" calcext:value-type="float">
            <text:p>0.197790473071561</text:p>
          </table:table-cell>
          <table:table-cell table:number-columns-repeated="2"/>
          <table:table-cell office:value-type="string" calcext:value-type="string">
            <text:p>PLESomethingVsSomethingIs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ained ratios must exceed the minimum constraint</text:p>
          </table:table-cell>
          <table:table-cell table:number-columns-repeated="5"/>
          <table:table-cell table:style-name="ce2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When set to TRUE it will give an ESS score of 0 when there is a usable reaction at both RQ and C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his environment parameter is set in the NCCAASCII_init.R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-rootCQ</text:p>
          </table:table-cell>
          <table:table-cell table:number-columns-repeated="2"/>
          <table:table-cell office:value-type="string" calcext:value-type="string">
            <text:p>Square-rootRQ</text:p>
          </table:table-cell>
          <table:table-cell table:number-columns-repeated="2"/>
          <table:table-cell office:value-type="string" calcext:value-type="string">
            <text:p>Using this parameter is now known to reduce <text:s/>the PLE effect size </text:p>
          </table:table-cell>
          <table:table-cell table:number-columns-repeated="1017"/>
        </table:table-row>
        <table:table-row table:style-name="ro1">
          <table:table-cell table:style-name="ce22" table:formula="of:=SQRT([.A17])" office:value-type="float" office:value="0" calcext:value-type="float">
            <text:p>0</text:p>
          </table:table-cell>
          <table:table-cell table:number-columns-repeated="2"/>
          <table:table-cell table:style-name="ce22" table:formula="of:=SQRT([.D17])" office:value-type="float" office:value="0.444736408529324" calcext:value-type="float">
            <text:p>0.444736408529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-root of the CQ and RQ ratios before combining them. This is so <text:s/>that the data conform to the same scale distribution when they are combin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RQ/CQ Rat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 table:formula="of:=IF([.G18]=&quot;TRUE&quot;;IF(AND([.A17]&gt;0;[.D17]&gt;0);0;ROUND(IF([.A17]+[.D17]=0;0;IF([.A17]=0;-[.D17];IF([.D17]=0;[.A17];-LN([.D21]/[.A21]))));3));ROUND(IF([.A17]+[.D17]=0;0;IF([.A17]=0;-[.D17];IF([.D17]=0;[.A17];-LN([.D21]/[.A21]))));3))" office:value-type="float" office:value="-0.198" calcext:value-type="float">
            <text:p>-0.198</text:p>
          </table:table-cell>
          <table:table-cell office:value-type="string" calcext:value-type="string">
            <text:p>This will check the PLESomethingVsSomethingIsNothing parameter before computing the RQ/CQ r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lect the CQ value if no reaction at the RQ. Select the -RQ value if no reaction at the CQ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ESS-M Sc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5" table:formula="of:=IF(ABS([.C25])&lt;[.G6];0;IF([.C25]&lt;0;-1;IF([.C25]&gt;0;1)))"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20:22:49.14269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08T07:01:25.396348669</meta:creation-date>
    <dc:date>2023-11-08T20:23:57.502186366</dc:date>
    <meta:editing-duration>PT7M44S</meta:editing-duration>
    <meta:editing-cycles>2</meta:editing-cycles>
    <meta:generator>LibreOffice/7.1.6.2$MacOSX_X86_64 LibreOffice_project/0e133318fcee89abacd6a7d077e292f1145735c3</meta:generator>
    <meta:document-statistic meta:table-count="11" meta:cell-count="560" meta:object-count="0"/>
  </office:meta>
</office:document-meta>
</file>